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fa57a" officeooo:paragraph-rsid="000fa57a" style:font-size-asian="17.5pt" style:font-size-complex="20pt"/>
    </style:style>
    <style:style style:name="P2" style:family="paragraph" style:parent-style-name="Standard">
      <style:paragraph-properties fo:text-align="justify" style:justify-single-word="false"/>
      <style:text-properties fo:font-size="12pt" officeooo:rsid="000fa57a" officeooo:paragraph-rsid="000fa57a" style:font-size-asian="10.5pt" style:font-size-complex="12pt"/>
    </style:style>
    <style:style style:name="P3" style:family="paragraph" style:parent-style-name="Standard">
      <style:paragraph-properties fo:text-align="justify" style:justify-single-word="false"/>
      <style:text-properties fo:font-size="12pt" officeooo:rsid="0010c04f" officeooo:paragraph-rsid="0010c04f" style:font-size-asian="10.5pt" style:font-size-complex="12pt"/>
    </style:style>
    <style:style style:name="P4" style:family="paragraph" style:parent-style-name="Standard">
      <style:paragraph-properties fo:text-align="justify" style:justify-single-word="false"/>
      <style:text-properties fo:font-size="12pt" officeooo:rsid="0012a606" officeooo:paragraph-rsid="0012a606" style:font-size-asian="10.5pt" style:font-size-complex="12pt"/>
    </style:style>
    <style:style style:name="P5" style:family="paragraph" style:parent-style-name="Standard">
      <style:paragraph-properties fo:text-align="justify" style:justify-single-word="false"/>
      <style:text-properties fo:font-size="12pt" officeooo:rsid="00136642" officeooo:paragraph-rsid="00136642" style:font-size-asian="10.5pt" style:font-size-complex="12pt"/>
    </style:style>
    <style:style style:name="P6" style:family="paragraph" style:parent-style-name="Standard">
      <style:paragraph-properties fo:text-align="justify" style:justify-single-word="false"/>
      <style:text-properties fo:font-size="12pt" officeooo:rsid="001533e0" officeooo:paragraph-rsid="001533e0" style:font-size-asian="10.5pt" style:font-size-complex="12pt"/>
    </style:style>
    <style:style style:name="P7" style:family="paragraph" style:parent-style-name="Standard">
      <style:paragraph-properties fo:text-align="justify" style:justify-single-word="false"/>
      <style:text-properties fo:font-size="12pt" officeooo:rsid="00176140" officeooo:paragraph-rsid="00176140" style:font-size-asian="10.5pt" style:font-size-complex="12pt"/>
    </style:style>
    <style:style style:name="P8" style:family="paragraph" style:parent-style-name="Standard">
      <style:paragraph-properties fo:text-align="justify" style:justify-single-word="false"/>
      <style:text-properties fo:font-size="12pt" officeooo:rsid="00195997" officeooo:paragraph-rsid="00195997" style:font-size-asian="10.5pt" style:font-size-complex="12pt"/>
    </style:style>
    <style:style style:name="P9" style:family="paragraph" style:parent-style-name="Standard">
      <style:paragraph-properties fo:text-align="justify" style:justify-single-word="false"/>
      <style:text-properties fo:font-size="12pt" officeooo:rsid="001b5927" officeooo:paragraph-rsid="001b5927" style:font-size-asian="10.5pt" style:font-size-complex="12pt"/>
    </style:style>
    <style:style style:name="P10" style:family="paragraph" style:parent-style-name="Standard">
      <style:paragraph-properties fo:text-align="justify" style:justify-single-word="false"/>
      <style:text-properties fo:font-size="12pt" officeooo:rsid="001c58ac" officeooo:paragraph-rsid="001c58ac" style:font-size-asian="10.5pt" style:font-size-complex="12pt"/>
    </style:style>
    <style:style style:name="P11" style:family="paragraph" style:parent-style-name="Standard">
      <style:paragraph-properties fo:text-align="justify" style:justify-single-word="false"/>
      <style:text-properties fo:font-size="12pt" style:text-underline-style="solid" style:text-underline-type="double" style:text-underline-width="auto" style:text-underline-color="font-color" officeooo:rsid="001de62d" officeooo:paragraph-rsid="001c58ac"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1de62d" officeooo:paragraph-rsid="001de62d" style:font-size-asian="10.5pt" style:font-size-complex="12pt"/>
    </style:style>
    <style:style style:name="T1" style:family="text">
      <style:text-properties officeooo:rsid="0010c04f"/>
    </style:style>
    <style:style style:name="T2" style:family="text">
      <style:text-properties officeooo:rsid="0012a606"/>
    </style:style>
    <style:style style:name="T3" style:family="text">
      <style:text-properties officeooo:rsid="001b5927"/>
    </style:style>
    <style:style style:name="T4" style:family="text">
      <style:text-properties officeooo:rsid="00136642"/>
    </style:style>
    <style:style style:name="T5" style:family="text">
      <style:text-properties officeooo:rsid="001533e0"/>
    </style:style>
    <style:style style:name="T6" style:family="text">
      <style:text-properties officeooo:rsid="00176140"/>
    </style:style>
    <style:style style:name="T7" style:family="text">
      <style:text-properties officeooo:rsid="00195997"/>
    </style:style>
    <style:style style:name="T8" style:family="text">
      <style:text-properties officeooo:rsid="001c58ac"/>
    </style:style>
    <style:style style:name="T9" style:family="text">
      <style:text-properties officeooo:rsid="001de6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t 3 Backlog</text:p>
      <text:p text:style-name="P1"/>
      <text:p text:style-name="P1"/>
      <text:p text:style-name="P2">POR – Modelar as funções relacionadas às tabelas do banco de dados conforme o CRUD.</text:p>
      <text:p text:style-name="P2"/>
      <text:p text:style-name="P2">- Tabela Lanche:</text:p>
      <text:p text:style-name="P2"/>
      <text:p text:style-name="P2">C: Cadastrar <text:span text:style-name="T1">l</text:span>anche. O dono do estabelecimento deverá informar o nome e o preço. A descrição será opcional.</text:p>
      <text:p text:style-name="P2"/>
      <text:p text:style-name="P2">R: Exibir lanche. Essa função exibirá somente o nome do lanche e seu valor no cardápio, sendo então uma lista com vários lanche. <text:span text:style-name="T1">Ao clicar em um lanche específico, exibirá então somente ele, mostrando também a descrição.</text:span></text:p>
      <text:p text:style-name="P2"/>
      <text:p text:style-name="P3">U: Atualizar lanche. Ao selecionar um lanche em específico, deve ser possível editá-lo (nome, descrição ou valor).</text:p>
      <text:p text:style-name="P3"/>
      <text:p text:style-name="P3">D: Remover lanche. Uma confirmação da ação deve ser pedida. Ao deletar, ele será completamente removido do sistema.</text:p>
      <text:p text:style-name="P3"/>
      <text:p text:style-name="P3"/>
      <text:p text:style-name="P3">- <text:span text:style-name="T2">Tabela Pedido:</text:span></text:p>
      <text:p text:style-name="P3"/>
      <text:p text:style-name="P4">C: Fazer pedido. Para que um pedido seja feito, os lanches, suas quantidades e o ID do cliente deverão ser inseridos. A data que o pedido foi feito será adicionada automaticamente.</text:p>
      <text:p text:style-name="P4"/>
      <text:p text:style-name="P4">R: Mostrar Pedidos. Os pedidos serão armazenados num histórico de pedidos, exibidos em formato de lista.</text:p>
      <text:p text:style-name="P4"/>
      <text:p text:style-name="P4">D: <text:span text:style-name="T3">Cancelar</text:span> pedido. Em caso de cancelamento o pedido deve ser removido, tanto da base de dados quanto do histórico exibido no app.</text:p>
      <text:p text:style-name="P4"/>
      <text:p text:style-name="P3"/>
      <text:p text:style-name="P3">- <text:span text:style-name="T2">Tabela Cliente:</text:span></text:p>
      <text:p text:style-name="P3"/>
      <text:p text:style-name="P4">C: Cadastrar cliente. <text:span text:style-name="T4">Para cadastrar um cliente, deverá ser incluído seu nome, seu sobrenome e número de telefone.</text:span></text:p>
      <text:p text:style-name="P4"/>
      <text:p text:style-name="P5">R: Exibir cliente. Todos os clientes serão exibidos em formato de lista.</text:p>
      <text:p text:style-name="P5"/>
      <text:p text:style-name="P5"><text:span text:style-name="T5">U</text:span>: Atualizar cadastro. <text:span text:style-name="T5">O cadastro de qualquer cliente poderá ser atualizado, alterando qualquer um dos campos.</text:span></text:p>
      <text:p text:style-name="P3"/>
      <text:p text:style-name="P6">D: Remover cliente. Ao escolher remover um cliente da base de dados uma mensagem de confirmação será exibida, evitando “missclicks”.</text:p>
      <text:p text:style-name="P3"/>
      <text:p text:style-name="P3"/>
      <text:p text:style-name="P3"/>
      <text:p text:style-name="P3"/>
      <text:p text:style-name="P3"/>
      <text:p text:style-name="P3"><text:soft-page-break/>ENG – Model all functions related to the database following CRUD standards</text:p>
      <text:p text:style-name="P3"/>
      <text:p text:style-name="P3">- <text:span text:style-name="T5">Burguer Table:</text:span></text:p>
      <text:p text:style-name="P3"/>
      <text:p text:style-name="P6">C: Register burguer. <text:span text:style-name="T6">The establishment’s owner will have to inform its name and price. The product’s description will be optional.</text:span></text:p>
      <text:p text:style-name="P6"/>
      <text:p text:style-name="P7">R: Show Burguer. This function will only show its name and price on the menu, as a list with all burguers. Clicking on a specific burguer <text:s/>will show it, this time with a full description.</text:p>
      <text:p text:style-name="P7"/>
      <text:p text:style-name="P7">U: Update Burguer. By choosing a specific burguer, its name, price and description will be able to be updated or changed completely.</text:p>
      <text:p text:style-name="P7"/>
      <text:p text:style-name="P7">D: <text:span text:style-name="T7">Remove burguer. A confirmation message has to appear, avoiding missclicks. After deletion, it will be completely removed from the database.</text:span></text:p>
      <text:p text:style-name="P7"/>
      <text:p text:style-name="P7"/>
      <text:p text:style-name="P7">- <text:span text:style-name="T7">Order Table:</text:span></text:p>
      <text:p text:style-name="P7"/>
      <text:p text:style-name="P8">C: Place an order. For the order to be placed, the burugers, its quantity and the customer’s ID will have to be inserted. The order’s date and time will be added automatically.</text:p>
      <text:p text:style-name="P8"/>
      <text:p text:style-name="P8">R: <text:span text:style-name="T3">Show orders. All orders will be storaged in a history section, shown in a list form.</text:span></text:p>
      <text:p text:style-name="P8"/>
      <text:p text:style-name="P9">D: Cancel order. <text:s/><text:span text:style-name="T8">In case of orders being cancelled, it will be removed from the database and the app’s history</text:span></text:p>
      <text:p text:style-name="P9"/>
      <text:p text:style-name="P9"/>
      <text:p text:style-name="P10">- Customer Table:</text:p>
      <text:p text:style-name="P10"/>
      <text:p text:style-name="P10">C: Register Customer. To register a customer, its name, last name and phone number has to be informed.</text:p>
      <text:p text:style-name="P10"/>
      <text:p text:style-name="P10">R: Show customer. All customers will be shown in a list-form screen.</text:p>
      <text:p text:style-name="P10"/>
      <text:p text:style-name="P10">U: <text:span text:style-name="T9">Update registration. Any registration from any customer can be updated, being possible to update name, last name or phone number</text:span></text:p>
      <text:p text:style-name="P11"/>
      <text:p text:style-name="P12">D: Remove Customer. By choosing to remove a customer from the database a confirmation message will pop up, avoiding missclick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7T22:08:53.248330600</meta:creation-date>
    <dc:date>2025-09-19T18:51:51.132253500</dc:date>
    <meta:editing-duration>PT1H22M46S</meta:editing-duration>
    <meta:editing-cycles>3</meta:editing-cycles>
    <meta:generator>LibreOffice/25.8.1.1$Windows_X86_64 LibreOffice_project/54047653041915e595ad4e45cccea684809c77b5</meta:generator>
    <meta:document-statistic meta:table-count="0" meta:image-count="0" meta:object-count="0" meta:page-count="2" meta:paragraph-count="31" meta:word-count="510" meta:character-count="3060" meta:non-whitespace-character-count="2577"/>
  </office:meta>
</office:document-meta>
</file>